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Attr Name</text:p>
          </table:table-cell>
          <table:table-cell table:style-name="ce1" office:value-type="string" calcext:value-type="string">
            <text:p>Reqd</text:p>
          </table:table-cell>
          <table:table-cell table:style-name="ce1" office:value-type="string" calcext:value-type="string">
            <text:p>Attr 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Upload</text:p>
          </table:table-cell>
          <table:table-cell office:value-type="string" calcext:value-type="string">
            <text:p>received_a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ate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ttachm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rror_messag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test_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estRo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ac_numb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natio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ate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gion_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sure if we get this info from the JaSPer upload fi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tegory_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ircraft_categor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“Power”, “Glider”, or “All” (?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sed to sort <text:s/>categories (Primary=1, Sportsman=2, etc.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gram_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_factor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SON-encoded data structure (format TBD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sequence_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k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JSON-encoded data structure (format TBD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llegiateTea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person_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test_role_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i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ing/bigint</text:p>
          </table:table-cell>
          <table:table-cell office:value-type="string" calcext:value-type="string">
            <text:p>Polymorphic relationship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J Molny</meta:initial-creator>
    <meta:creation-date>2025-01-25T16:00:24.656921015</meta:creation-date>
    <dc:date>2025-01-25T17:16:45.646411136</dc:date>
    <dc:creator>DJ Molny</dc:creator>
    <meta:editing-duration>PT48M26S</meta:editing-duration>
    <meta:editing-cycles>9</meta:editing-cycles>
    <meta:generator>LibreOffice/6.4.7.2$Linux_X86_64 LibreOffice_project/40$Build-2</meta:generator>
    <meta:document-statistic meta:table-count="1" meta:cell-count="115" meta:object-count="0"/>
  </office:meta>
</office:document-meta>
</file>